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entatie</text:p>
      <text:p text:style-name="Standard"/>
      <text:p text:style-name="Standard">4 – 6 min</text:p>
      <text:p text:style-name="Standard"/>
      <text:list xml:id="list7176768273762772989" text:style-name="L1">
        <text:list-item>
          <text:p text:style-name="P1">opbouw</text:p>
        </text:list-item>
        <text:list-item>
          <text:p text:style-name="P1">doelgericht</text:p>
        </text:list-item>
        <text:list-item>
          <text:p text:style-name="P1">publieksgericht</text:p>
        </text:list-item>
        <text:list-item>
          <text:p text:style-name="P1">verstaanbaar</text:p>
        </text:list-item>
        <text:list-item>
          <text:p text:style-name="P1">woordenschat</text:p>
          <text:p text:style-name="P1"/>
        </text:list-item>
      </text:list>
      <text:p text:style-name="Standard"/>
      <text:p text:style-name="Standard"/>
      <text:p text:style-name="Standard">gesprek</text:p>
      <text:p text:style-name="Standard"/>
      <text:p text:style-name="Standard">6+ min</text:p>
      <text:p text:style-name="Standard"/>
      <text:list xml:id="list1042300953102220145" text:style-name="L2">
        <text:list-item>
          <text:p text:style-name="P2">initatief</text:p>
        </text:list-item>
        <text:list-item>
          <text:p text:style-name="P2">doelgericht</text:p>
        </text:list-item>
        <text:list-item>
          <text:p text:style-name="P2">publieksgericht</text:p>
        </text:list-item>
        <text:list-item>
          <text:p text:style-name="P2">verstaanbaar</text:p>
        </text:list-item>
        <text:list-item>
          <text:p text:style-name="P2">woordenscha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 e</meta:initial-creator>
    <meta:creation-date>2016-05-18T10:32:46.59</meta:creation-date>
    <dc:date>2016-05-18T10:35:20.58</dc:date>
    <dc:creator>y e</dc:creator>
    <meta:editing-duration>PT2M3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4" meta:word-count="28" meta:character-count="158"/>
  </office:meta>
</office:document-meta>
</file>